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A000000DA474F58F0.png" manifest:media-type="image/png"/>
  <manifest:file-entry manifest:full-path="Pictures/10000ABF0000167D0000167D4C75FD2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 fo:min-height="5.338cm" fo:min-width="5.088cm"/>
    </style:style>
    <style:style style:name="gr2" style:family="graphic" style:parent-style-name="standard">
      <style:graphic-properties draw:stroke="none" draw:fill-color="#ff6633" draw:textarea-horizontal-align="justify" draw:textarea-vertical-align="middle" draw:auto-grow-height="false" fo:min-height="5.338cm" fo:min-width="5.977cm" draw:shadow="hidden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5.338cm" fo:min-width="6.104cm"/>
    </style:style>
    <style:style style:name="gr4" style:family="graphic" style:parent-style-name="objectwithoutfill">
      <style:graphic-properties svg:stroke-width="0.254cm" svg:stroke-color="#cccccc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84d1"/>
      <style:paragraph-properties fo:text-align="center"/>
      <style:text-properties fo:color="#ffffff" style:font-name="Raleway" fo:font-weight="bold" style:font-weight-asian="bold" style:font-weight-complex="bold"/>
    </style:style>
    <style:style style:name="P3" style:family="paragraph">
      <loext:graphic-properties draw:fill-color="#ff6633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0066cc" style:font-name="Raleway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4b8eff" style:font-name="Raleway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Raleway" fo:font-weight="bold" style:font-weight-asian="bold" style:font-weight-complex="bold"/>
    </style:style>
    <style:style style:name="T2" style:family="text">
      <style:text-properties fo:color="#0066cc" style:font-name="Raleway" fo:font-weight="bold" style:font-weight-asian="bold" style:font-weight-complex="bold"/>
    </style:style>
    <style:style style:name="T3" style:family="text">
      <style:text-properties fo:color="#0084d1" style:font-name="Raleway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88cm" svg:height="5.588cm" svg:x="8.112cm" svg:y="8.239cm">
          <text:p text:style-name="P1"><text:span text:style-name="T1">parse-server</text:span></text:p>
          <text:p text:style-name="P1"><text:span text:style-name="T1">:13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6.477cm" svg:height="5.588cm" svg:x="3.794cm" svg:y="17.383cm">
          <text:p text:style-name="P1"><text:span text:style-name="T1">mongo</text:span></text:p>
          <text:p text:style-name="P1"><text:span text:style-name="T1">:270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604cm" svg:height="5.588cm" svg:x="11.541cm" svg:y="17.383cm">
          <text:p text:style-name="P1"><text:span text:style-name="T1">parse-cloud-cod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7cm" svg:y1="11.033cm" svg:x2="14.843cm" svg:y2="17.383cm" draw:start-shape="id1" draw:start-glue-point="1" draw:end-shape="id2" svg:d="M13700 11033h1143v6350" svg:viewBox="0 0 1144 6351">
          <text:p text:style-name="P1"><text:span text:style-name="T2">volume</text:span></text:p>
        </draw:connector>
        <draw:connector draw:style-name="gr4" draw:text-style-name="P4" draw:layer="layout" svg:x1="8.112cm" svg:y1="11.033cm" svg:x2="7.032cm" svg:y2="17.383cm" draw:start-shape="id1" draw:start-glue-point="3" draw:end-shape="id3" svg:d="M8112 11033h-1080v6350" svg:viewBox="0 0 1081 6351">
          <text:p text:style-name="P1"><text:span text:style-name="T2">link</text:span></text:p>
        </draw:connector>
        <draw:frame draw:style-name="gr5" draw:text-style-name="P5" draw:layer="layout" svg:width="2.286cm" svg:height="2.286cm" svg:x="3.159cm" svg:y="4.556cm">
          <draw:image xlink:href="Pictures/10000ABF0000167D0000167D4C75FD2D.svg" xlink:type="simple" xlink:show="embed" xlink:actuate="onLoad">
            <text:p/>
          </draw:image>
          <draw:image xlink:href="Pictures/10000201000000DA000000DA474F58F0.png" xlink:type="simple" xlink:show="embed" xlink:actuate="onLoad"/>
        </draw:frame>
        <draw:frame draw:style-name="gr6" draw:text-style-name="P7" draw:layer="layout" svg:width="13.081cm" svg:height="1.778cm" svg:x="6.334cm" svg:y="4.81cm">
          <draw:text-box>
            <text:p text:style-name="P6"><text:span text:style-name="T3">parse-server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66cm" fo:margin-bottom="4.119cm" fo:margin-left="2.134cm" fo:margin-right="2.03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01:35:00.880182721</meta:creation-date>
    <dc:date>2016-02-26T02:10:53.578368010</dc:date>
    <meta:editing-duration>PT8M38S</meta:editing-duration>
    <meta:editing-cycles>4</meta:editing-cycles>
    <meta:generator>LibreOffice/4.4.2.2$Linux_X86_64 LibreOffice_project/40m0$Build-2</meta:generator>
    <meta:document-statistic meta:object-count="7"/>
  </office:meta>
</office:document-meta>
</file>